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/>
    </style:style>
    <style:style style:name="ce6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37104166666667cm"/>
    </style:style>
    <style:style style:name="co2" style:family="table-column">
      <style:table-column-properties fo:break-before="auto" style:column-width="7.32895833333333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5.23875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5.000625cm"/>
    </style:style>
    <style:style style:name="co7" style:family="table-column">
      <style:table-column-properties fo:break-before="auto" style:column-width="6.50875cm"/>
    </style:style>
    <style:style style:name="co8" style:family="table-column">
      <style:table-column-properties fo:break-before="auto" style:column-width="12.1179166666667cm"/>
    </style:style>
    <style:style style:name="co9" style:family="table-column">
      <style:table-column-properties fo:break-before="auto" style:column-width="4.1275cm"/>
    </style:style>
    <style:style style:name="co10" style:family="table-column">
      <style:table-column-properties fo:break-before="auto" style:column-width="5.529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6">
            <text:p>Columna1</text:p>
          </table:table-cell>
          <table:table-cell table:style-name="ce6"/>
          <table:table-cell table:number-columns-repeated="16382" table:style-name="ce1"/>
        </table:table-row>
        <table:table-row table:style-name="ro1">
          <table:table-cell table:number-columns-repeated="2" table:style-name="ce4"/>
          <table:table-cell table:style-name="ce1"/>
          <table:table-cell office:value-type="string" table:style-name="ce1">
            <text:p>Interval(ms)</text:p>
          </table:table-cell>
          <table:table-cell office:value-type="float" office:value="18.668118597895148" table:formula="of:=MAX(0;[.B3]-[.B16])" table:style-name="ce1">
            <text:p>18,6681186</text:p>
          </table:table-cell>
          <table:table-cell office:value-type="float" office:value="26.941111759247693" table:formula="of:=[.B3]+[.B16]" table:style-name="ce1">
            <text:p>26,9411117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Media</text:p>
          </table:table-cell>
          <table:table-cell office:value-type="float" office:value="22.804615178571421" table:style-name="ce4">
            <text:p>22,80461518</text:p>
          </table:table-cell>
          <table:table-cell table:style-name="ce1"/>
          <table:table-cell office:value-type="string" table:style-name="ce1">
            <text:p>Interval(s)</text:p>
          </table:table-cell>
          <table:table-cell office:value-type="float" office:value="1.8668118597895147E-2" table:formula="of:=[.E2]/1000" table:style-name="ce1">
            <text:p>0,018668119</text:p>
          </table:table-cell>
          <table:table-cell office:value-type="float" office:value="2.6941111759247693E-2" table:formula="of:=[.F2]/1000" table:style-name="ce1">
            <text:p>0,026941112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Error típico</text:p>
          </table:table-cell>
          <table:table-cell office:value-type="float" office:value="2.0874878758979487" table:style-name="ce4">
            <text:p>2,08748787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Mediana</text:p>
          </table:table-cell>
          <table:table-cell office:value-type="float" office:value="12.493449999999999" table:style-name="ce4">
            <text:p>12,4934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Moda</text:p>
          </table:table-cell>
          <table:table-cell office:value-type="error" office:string-value="#N/A" table:formula="of:=#N/A" table:style-name="ce4">
            <text:p>#N/D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Desviación estándar</text:p>
          </table:table-cell>
          <table:table-cell office:value-type="float" office:value="22.091895137953742" table:style-name="ce4">
            <text:p>22,0918951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Varianza de la muestra</text:p>
          </table:table-cell>
          <table:table-cell office:value-type="float" office:value="488.05183078634423" table:style-name="ce4">
            <text:p>488,051830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Curtosis</text:p>
          </table:table-cell>
          <table:table-cell office:value-type="float" office:value="3.7570368556881872" table:style-name="ce4">
            <text:p>3,75703685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Coeficiente de asimetría</text:p>
          </table:table-cell>
          <table:table-cell office:value-type="float" office:value="1.6845685095906648" table:style-name="ce4">
            <text:p>1,6845685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Rango</text:p>
          </table:table-cell>
          <table:table-cell office:value-type="float" office:value="123.4007" table:style-name="ce4">
            <text:p>123,400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Mínimo</text:p>
          </table:table-cell>
          <table:table-cell office:value-type="float" office:value="2.7105000000000001" table:style-name="ce4">
            <text:p>2,710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Máximo</text:p>
          </table:table-cell>
          <table:table-cell office:value-type="float" office:value="126.1112" table:style-name="ce4">
            <text:p>126,11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Suma</text:p>
          </table:table-cell>
          <table:table-cell office:value-type="float" office:value="2554.1168999999991" table:style-name="ce4">
            <text:p>2554,1169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4">
            <text:p>Cuenta</text:p>
          </table:table-cell>
          <table:table-cell office:value-type="float" office:value="112" table:style-name="ce4">
            <text:p>11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Nivel de confianza(95,0%)</text:p>
          </table:table-cell>
          <table:table-cell office:value-type="float" office:value="4.1364965806762717" table:style-name="ce5">
            <text:p>4,136496581</text:p>
          </table:table-cell>
          <table:table-cell table:number-columns-repeated="16382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tester-performance-groupal-cle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request-method</text:p>
          </table:table-cell>
          <table:table-cell office:value-type="string" table:style-name="ce1">
            <text:p>request-path</text:p>
          </table:table-cell>
          <table:table-cell office:value-type="string" table:style-name="ce1">
            <text:p>response-status</text:p>
          </table:table-cell>
          <table:table-cell office:value-type="string" table:style-name="ce1">
            <text:p>time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91.007599999999996" table:style-name="ce1">
            <text:p>91,007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6.3109999999999999" table:style-name="ce1">
            <text:p>6,3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5.4410999999999996" table:style-name="ce1">
            <text:p>5,44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5.0800999999999998" table:style-name="ce1">
            <text:p>5,080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6.2519" table:style-name="ce1">
            <text:p>6,2519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8811" table:style-name="ce1">
            <text:p>3,881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4.8220999999999998" table:style-name="ce1">
            <text:p>4,822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6476000000000002" table:style-name="ce1">
            <text:p>3,6476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5053000000000001" table:style-name="ce1">
            <text:p>3,505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1473" table:style-name="ce1">
            <text:p>3,147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0175000000000001" table:style-name="ce1">
            <text:p>3,0175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1722999999999999" table:style-name="ce1">
            <text:p>3,1723</text:p>
          </table:table-cell>
          <table:table-cell table:number-columns-repeated="2" table:style-name="ce1"/>
          <table:table-cell table:style-name="ce3"/>
          <table:table-cell table:number-columns-repeated="16377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</text:p>
          </table:table-cell>
          <table:table-cell office:value-type="float" office:value="302" table:style-name="ce1">
            <text:p>302</text:p>
          </table:table-cell>
          <table:table-cell office:value-type="float" office:value="3.1333000000000002" table:style-name="ce1">
            <text:p>3,133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1.5122" table:style-name="ce1">
            <text:p>11,512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26.1112" table:style-name="ce1">
            <text:p>126,111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2.121600000000001" table:style-name="ce1">
            <text:p>12,12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8.296700000000001" table:style-name="ce1">
            <text:p>18,296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70.906999999999996" table:style-name="ce1">
            <text:p>70,9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1.588699999999999" table:style-name="ce1">
            <text:p>11,588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0.3248" table:style-name="ce1">
            <text:p>10,32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0.6892" table:style-name="ce1">
            <text:p>10,689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1.224" table:style-name="ce1">
            <text:p>11,22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77.4191" table:style-name="ce1">
            <text:p>77,419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1.976800000000001" table:style-name="ce1">
            <text:p>11,976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42.322600000000001" table:style-name="ce1">
            <text:p>42,32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47.959099999999999" table:style-name="ce1">
            <text:p>47,959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1.2684" table:style-name="ce1">
            <text:p>11,268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34.338900000000002" table:style-name="ce1">
            <text:p>34,338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8.1946999999999992" table:style-name="ce1">
            <text:p>8,19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0.579700000000001" table:style-name="ce1">
            <text:p>10,579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500" table:style-name="ce1">
            <text:p>500</text:p>
          </table:table-cell>
          <table:table-cell office:value-type="float" office:value="33.556100000000001" table:style-name="ce1">
            <text:p>33,556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1.7963" table:style-name="ce1">
            <text:p>11,796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500" table:style-name="ce1">
            <text:p>500</text:p>
          </table:table-cell>
          <table:table-cell office:value-type="float" office:value="54.681199999999997" table:style-name="ce1">
            <text:p>54,68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1.474" table:style-name="ce1">
            <text:p>11,47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0.1897" table:style-name="ce1">
            <text:p>10,189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9.5017999999999994" table:style-name="ce1">
            <text:p>9,50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500" table:style-name="ce1">
            <text:p>500</text:p>
          </table:table-cell>
          <table:table-cell office:value-type="float" office:value="34.674199999999999" table:style-name="ce1">
            <text:p>34,67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10.1653" table:style-name="ce1">
            <text:p>10,165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500" table:style-name="ce1">
            <text:p>500</text:p>
          </table:table-cell>
          <table:table-cell office:value-type="float" office:value="33.810899999999997" table:style-name="ce1">
            <text:p>33,81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8.9346999999999994" table:style-name="ce1">
            <text:p>8,93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500" table:style-name="ce1">
            <text:p>500</text:p>
          </table:table-cell>
          <table:table-cell office:value-type="float" office:value="33.845999999999997" table:style-name="ce1">
            <text:p>33,84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create</text:p>
          </table:table-cell>
          <table:table-cell office:value-type="float" office:value="200" table:style-name="ce1">
            <text:p>200</text:p>
          </table:table-cell>
          <table:table-cell office:value-type="float" office:value="9.8242999999999991" table:style-name="ce1">
            <text:p>9,82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list</text:p>
          </table:table-cell>
          <table:table-cell office:value-type="float" office:value="200" table:style-name="ce1">
            <text:p>200</text:p>
          </table:table-cell>
          <table:table-cell office:value-type="float" office:value="42.093299999999999" table:style-name="ce1">
            <text:p>42,09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list</text:p>
          </table:table-cell>
          <table:table-cell office:value-type="float" office:value="200" table:style-name="ce1">
            <text:p>200</text:p>
          </table:table-cell>
          <table:table-cell office:value-type="float" office:value="19.6983" table:style-name="ce1">
            <text:p>19,69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list</text:p>
          </table:table-cell>
          <table:table-cell office:value-type="float" office:value="200" table:style-name="ce1">
            <text:p>200</text:p>
          </table:table-cell>
          <table:table-cell office:value-type="float" office:value="22.364000000000001" table:style-name="ce1">
            <text:p>22,36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list</text:p>
          </table:table-cell>
          <table:table-cell office:value-type="float" office:value="200" table:style-name="ce1">
            <text:p>200</text:p>
          </table:table-cell>
          <table:table-cell office:value-type="float" office:value="14.072900000000001" table:style-name="ce1">
            <text:p>14,072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list</text:p>
          </table:table-cell>
          <table:table-cell office:value-type="float" office:value="200" table:style-name="ce1">
            <text:p>200</text:p>
          </table:table-cell>
          <table:table-cell office:value-type="float" office:value="24.7605" table:style-name="ce1">
            <text:p>24,76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list</text:p>
          </table:table-cell>
          <table:table-cell office:value-type="float" office:value="200" table:style-name="ce1">
            <text:p>200</text:p>
          </table:table-cell>
          <table:table-cell office:value-type="float" office:value="19.152699999999999" table:style-name="ce1">
            <text:p>19,15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list</text:p>
          </table:table-cell>
          <table:table-cell office:value-type="float" office:value="200" table:style-name="ce1">
            <text:p>200</text:p>
          </table:table-cell>
          <table:table-cell office:value-type="float" office:value="12.874000000000001" table:style-name="ce1">
            <text:p>12,87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list</text:p>
          </table:table-cell>
          <table:table-cell office:value-type="float" office:value="200" table:style-name="ce1">
            <text:p>200</text:p>
          </table:table-cell>
          <table:table-cell office:value-type="float" office:value="13.829700000000001" table:style-name="ce1">
            <text:p>13,829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show</text:p>
          </table:table-cell>
          <table:table-cell office:value-type="float" office:value="200" table:style-name="ce1">
            <text:p>200</text:p>
          </table:table-cell>
          <table:table-cell office:value-type="float" office:value="14.396000000000001" table:style-name="ce1">
            <text:p>14,39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show</text:p>
          </table:table-cell>
          <table:table-cell office:value-type="float" office:value="200" table:style-name="ce1">
            <text:p>200</text:p>
          </table:table-cell>
          <table:table-cell office:value-type="float" office:value="10.4849" table:style-name="ce1">
            <text:p>10,484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show</text:p>
          </table:table-cell>
          <table:table-cell office:value-type="float" office:value="200" table:style-name="ce1">
            <text:p>200</text:p>
          </table:table-cell>
          <table:table-cell office:value-type="float" office:value="12.906499999999999" table:style-name="ce1">
            <text:p>12,906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show</text:p>
          </table:table-cell>
          <table:table-cell office:value-type="float" office:value="200" table:style-name="ce1">
            <text:p>200</text:p>
          </table:table-cell>
          <table:table-cell office:value-type="float" office:value="8.3734999999999999" table:style-name="ce1">
            <text:p>8,37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show</text:p>
          </table:table-cell>
          <table:table-cell office:value-type="float" office:value="500" table:style-name="ce1">
            <text:p>500</text:p>
          </table:table-cell>
          <table:table-cell office:value-type="float" office:value="29.7258" table:style-name="ce1">
            <text:p>29,72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show</text:p>
          </table:table-cell>
          <table:table-cell office:value-type="float" office:value="500" table:style-name="ce1">
            <text:p>500</text:p>
          </table:table-cell>
          <table:table-cell office:value-type="float" office:value="35.144199999999998" table:style-name="ce1">
            <text:p>35,14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show</text:p>
          </table:table-cell>
          <table:table-cell office:value-type="float" office:value="200" table:style-name="ce1">
            <text:p>200</text:p>
          </table:table-cell>
          <table:table-cell office:value-type="float" office:value="7.0427" table:style-name="ce1">
            <text:p>7,042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59.024799999999999" table:style-name="ce1">
            <text:p>59,02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11.5548" table:style-name="ce1">
            <text:p>11,55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14.964" table:style-name="ce1">
            <text:p>14,96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13.471299999999999" table:style-name="ce1">
            <text:p>13,47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61.994799999999998" table:style-name="ce1">
            <text:p>61,99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53.9803" table:style-name="ce1">
            <text:p>53,98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43.270899999999997" table:style-name="ce1">
            <text:p>43,27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51.957000000000001" table:style-name="ce1">
            <text:p>51,9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49.995800000000003" table:style-name="ce1">
            <text:p>49,995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25.1113" table:style-name="ce1">
            <text:p>25,111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7.9637000000000002" table:style-name="ce1">
            <text:p>7,963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update</text:p>
          </table:table-cell>
          <table:table-cell office:value-type="float" office:value="500" table:style-name="ce1">
            <text:p>500</text:p>
          </table:table-cell>
          <table:table-cell office:value-type="float" office:value="34.525700000000001" table:style-name="ce1">
            <text:p>34,525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update</text:p>
          </table:table-cell>
          <table:table-cell office:value-type="float" office:value="500" table:style-name="ce1">
            <text:p>500</text:p>
          </table:table-cell>
          <table:table-cell office:value-type="float" office:value="38.552999999999997" table:style-name="ce1">
            <text:p>38,55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update</text:p>
          </table:table-cell>
          <table:table-cell office:value-type="float" office:value="500" table:style-name="ce1">
            <text:p>500</text:p>
          </table:table-cell>
          <table:table-cell office:value-type="float" office:value="31.269400000000001" table:style-name="ce1">
            <text:p>31,269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7.6719999999999997" table:style-name="ce1">
            <text:p>7,67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35.224200000000003" table:style-name="ce1">
            <text:p>35,22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dministrator/airport/update</text:p>
          </table:table-cell>
          <table:table-cell office:value-type="float" office:value="500" table:style-name="ce1">
            <text:p>500</text:p>
          </table:table-cell>
          <table:table-cell office:value-type="float" office:value="35.4283" table:style-name="ce1">
            <text:p>35,42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500" table:style-name="ce1">
            <text:p>500</text:p>
          </table:table-cell>
          <table:table-cell office:value-type="float" office:value="47.226399999999998" table:style-name="ce1">
            <text:p>47,226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52.725299999999997" table:style-name="ce1">
            <text:p>52,725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500" table:style-name="ce1">
            <text:p>500</text:p>
          </table:table-cell>
          <table:table-cell office:value-type="float" office:value="40.0015" table:style-name="ce1">
            <text:p>40,001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54.6143" table:style-name="ce1">
            <text:p>54,61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500" table:style-name="ce1">
            <text:p>500</text:p>
          </table:table-cell>
          <table:table-cell office:value-type="float" office:value="41.469000000000001" table:style-name="ce1">
            <text:p>41,46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56.314100000000003" table:style-name="ce1">
            <text:p>56,314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500" table:style-name="ce1">
            <text:p>500</text:p>
          </table:table-cell>
          <table:table-cell office:value-type="float" office:value="47.901200000000003" table:style-name="ce1">
            <text:p>47,901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47.014299999999999" table:style-name="ce1">
            <text:p>47,01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49.384399999999999" table:style-name="ce1">
            <text:p>49,38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9.6645000000000003" table:style-name="ce1">
            <text:p>9,664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500" table:style-name="ce1">
            <text:p>500</text:p>
          </table:table-cell>
          <table:table-cell office:value-type="float" office:value="37.094299999999997" table:style-name="ce1">
            <text:p>37,094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200" table:style-name="ce1">
            <text:p>200</text:p>
          </table:table-cell>
          <table:table-cell office:value-type="float" office:value="9.5924999999999994" table:style-name="ce1">
            <text:p>9,592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dministrator/airport/update</text:p>
          </table:table-cell>
          <table:table-cell office:value-type="float" office:value="500" table:style-name="ce1">
            <text:p>500</text:p>
          </table:table-cell>
          <table:table-cell office:value-type="float" office:value="31.318000000000001" table:style-name="ce1">
            <text:p>31,31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15.647500000000001" table:style-name="ce1">
            <text:p>15,647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67.214799999999997" table:style-name="ce1">
            <text:p>67,214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5.1829999999999998" table:style-name="ce1">
            <text:p>5,1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3.904199999999999" table:style-name="ce1">
            <text:p>13,904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6.6321000000000003" table:style-name="ce1">
            <text:p>6,63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1.8155" table:style-name="ce1">
            <text:p>11,815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5.5972999999999997" table:style-name="ce1">
            <text:p>5,597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2.8653" table:style-name="ce1">
            <text:p>12,865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4.0008999999999997" table:style-name="ce1">
            <text:p>4,0009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1.4244" table:style-name="ce1">
            <text:p>11,424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onymous/system/sign-in</text:p>
          </table:table-cell>
          <table:table-cell office:value-type="float" office:value="200" table:style-name="ce1">
            <text:p>200</text:p>
          </table:table-cell>
          <table:table-cell office:value-type="float" office:value="2.9535" table:style-name="ce1">
            <text:p>2,953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ST</text:p>
          </table:table-cell>
          <table:table-cell office:value-type="string" table:style-name="ce2">
            <text:p>/anonymous/system/sign-in</text:p>
          </table:table-cell>
          <table:table-cell office:value-type="float" office:value="302" table:style-name="ce1">
            <text:p>302</text:p>
          </table:table-cell>
          <table:table-cell office:value-type="float" office:value="13.4466" table:style-name="ce1">
            <text:p>13,446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16.132100000000001" table:style-name="ce1">
            <text:p>16,13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4.9207999999999998" table:style-name="ce1">
            <text:p>4,920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9916" table:style-name="ce1">
            <text:p>3,991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4.8432000000000004" table:style-name="ce1">
            <text:p>4,843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5.7907000000000002" table:style-name="ce1">
            <text:p>5,790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9380999999999999" table:style-name="ce1">
            <text:p>3,938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4.6626000000000003" table:style-name="ce1">
            <text:p>4,6626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9274" table:style-name="ce1">
            <text:p>3,927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7105000000000001" table:style-name="ce1">
            <text:p>2,7105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8077999999999999" table:style-name="ce1">
            <text:p>3,8078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1316999999999999" table:style-name="ce1">
            <text:p>3,131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3.8003" table:style-name="ce1">
            <text:p>3,800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GET</text:p>
          </table:table-cell>
          <table:table-cell office:value-type="string" table:style-name="ce2">
            <text:p>/any/system/welcome</text:p>
          </table:table-cell>
          <table:table-cell office:value-type="float" office:value="200" table:style-name="ce1">
            <text:p>200</text:p>
          </table:table-cell>
          <table:table-cell office:value-type="float" office:value="2.8675000000000002" table:style-name="ce1">
            <text:p>2,8675</text:p>
          </table:table-cell>
          <table:table-cell table:number-columns-repeated="16380"/>
        </table:table-row>
        <table:table-row table:number-rows-repeated="1048463" table:style-name="ro1">
          <table:table-cell table:number-columns-repeated="16384"/>
        </table:table-row>
      </table:table>
      <table:database-ranges>
        <table:database-range table:target-range-address="tester-performance-groupal-clea.A1:tester-performance-groupal-clea.D11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CARLOS CERDA MORALES</meta:initial-creator>
    <dc:creator>CARLOS CERDA MORALES</dc:creator>
    <meta:creation-date>2025-05-24T14:03:27Z</meta:creation-date>
    <dc:date>2025-05-24T14:58:11Z</dc:date>
  </office:meta>
</office:document-meta>
</file>